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ff" draw:textarea-horizontal-align="center" draw:textarea-vertical-align="middle"/>
    </style:style>
    <style:style style:name="gr2" style:family="graphic" style:parent-style-name="standard">
      <style:graphic-properties draw:stroke="none" svg:stroke-color="#000000" draw:fill="none" draw:fill-color="#e6e6ff" draw:textarea-horizontal-align="left" draw:auto-grow-height="true" draw:auto-grow-width="false" fo:min-height="0.962cm" fo:min-width="12.5cm"/>
    </style:style>
    <style:style style:name="gr3" style:family="graphic" style:parent-style-name="standard">
      <style:graphic-properties draw:stroke="solid" draw:fill="solid" draw:fill-color="#e6e6ff" draw:textarea-horizontal-align="center" draw:textarea-vertical-align="middle"/>
    </style:style>
    <style:style style:name="gr4" style:family="graphic" style:parent-style-name="standard">
      <style:graphic-properties draw:fill="solid" draw:fill-color="#e6e6ff"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2.574cm" fo:min-width="0cm"/>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size="18pt" fo:font-style="italic" style:font-size-asian="18pt" style:font-size-complex="18pt"/>
    </style:style>
    <style:style style:name="P4" style:family="paragraph">
      <style:paragraph-properties fo:text-align="center"/>
      <style:text-properties fo:color="#94006b" fo:font-size="18pt" style:font-size-asian="18pt" style:font-size-complex="18pt"/>
    </style:style>
    <style:style style:name="P5" style:family="paragraph">
      <style:text-properties fo:font-family="Garuda" style:font-pitch="variable" fo:font-size="54pt" fo:font-style="italic" style:font-size-asian="54pt" style:font-style-asian="italic" style:font-size-complex="54pt" style:font-style-complex="italic"/>
    </style:style>
    <style:style style:name="T1" style:family="text">
      <style:text-properties fo:font-size="18pt" fo:font-style="italic" style:font-size-asian="18pt" style:font-size-complex="18pt"/>
    </style:style>
    <style:style style:name="T2" style:family="text">
      <style:text-properties fo:font-family="Garuda" style:font-pitch="variable" fo:font-size="54pt" fo:font-style="italic" style:font-size-asian="54pt" style:font-style-asian="italic" style:font-size-complex="5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1" draw:layer="layout" svg:width="13.5cm" svg:height="1.15cm" svg:x="4.75cm" svg:y="10.6cm">
            <text:p/>
          </draw:rect>
          <draw:frame draw:style-name="gr2" draw:text-style-name="P3" draw:layer="layout" svg:width="13.5cm" svg:height="1.212cm" svg:x="4.75cm" svg:y="10.738cm">
            <draw:text-box>
              <text:p text:style-name="P2"><text:span text:style-name="T1">The µController Radio Communication Library</text:span></text:p>
            </draw:text-box>
          </draw:frame>
          <draw:polygon draw:style-name="gr3" draw:text-style-name="P4" draw:layer="layout" svg:width="1.864cm" svg:height="1.539cm" svg:x="5cm" svg:y="9.246cm" svg:viewBox="0 0 1865 1540" draw:points="1865,1163 1486,1163 1486,978 1465,1001 1440,1023 1412,1044 1381,1064 1347,1083 1311,1101 1270,1118 1227,1134 1182,1148 1135,1160 1088,1170 1039,1178 990,1184 939,1189 887,1192 834,1192 764,1191 697,1189 633,1184 574,1177 518,1168 466,1156 418,1143 395,1136 373,1128 373,1540 0,1540 0,0 373,0 373,740 375,773 382,804 393,833 409,860 428,885 440,897 452,908 466,919 480,930 496,940 513,950 530,959 548,967 568,975 588,982 609,989 630,995 653,1000 676,1005 700,1009 725,1013 776,1019 831,1022 888,1023 925,1023 962,1021 998,1017 1034,1013 1069,1007 1104,1000 1139,992 1173,982 1206,971 1237,959 1267,946 1295,932 1323,916 1349,899 1374,882 1398,863 1420,844 1438,827 1454,811 1466,797 1475,784 1481,772 1484,767 1485,762 1486,758 1486,754 1486,0 1865,0">
            <text:p/>
          </draw:polygon>
          <draw:polygon draw:style-name="gr3" draw:text-style-name="P4" draw:layer="layout" svg:width="1.209cm" svg:height="1.19cm" svg:x="7.5cm" svg:y="9.218cm" svg:viewBox="0 0 1210 1191" draw:points="1210,46 1102,212 1078,205 1053,198 1030,193 1007,189 984,185 962,183 940,182 920,181 905,181 890,182 875,183 861,185 847,187 832,190 818,193 804,196 776,205 749,215 722,226 695,240 667,256 640,273 613,293 586,314 559,337 533,361 481,415 376,530 376,1191 0,1191 0,28 356,28 356,297 434,218 472,184 508,153 544,125 578,100 611,79 644,62 676,47 710,35 746,24 782,15 820,9 860,4 900,1 942,0 982,1 1020,3 1056,7 1090,12 1123,18 1154,26 1183,35">
            <text:p/>
          </draw:polygon>
          <draw:path draw:style-name="gr3" draw:text-style-name="P4" draw:layer="layout" svg:width="2.078cm" svg:height="1.219cm" svg:x="8.847cm" svg:y="9.218cm" svg:viewBox="0 0 2079 1220" svg:d="m2079 1191h-405l-8-8-8-8-8-9-8-9-7-11-7-11-14-24-11-24-8-22-3-10-2-10-1-9v-8l-101 45-103 39-106 34-108 27-111 21-57 8-57 7-57 5-59 3-118 3-78-1-74-4-71-6-66-10-62-12-59-14-28-9-27-9-26-10-25-10-23-11-23-11-20-12-19-12-18-13-16-14-15-14-13-14-11-15-10-16-9-16-7-17-9-35-3-37 2-29 5-28 9-27 12-26 17-25 20-24 24-23 28-21 31-20 34-19 39-18 42-17 47-15 49-15 54-13 57-13 61-11 66-10 69-9 73-8 77-7 81-6 174-8 509-17v-37l-2-39-6-36-10-33-13-30-9-14-9-13-10-12-12-11-12-11-13-10-14-9-15-9-16-8-18-7-19-6-21-7-22-5-24-6-25-4-27-4-58-7-64-5-69-3-75-1h-40l-42 2-43 3-46 4-99 10-106 15-107 17-98 20-90 21-81 21-111-148 47-14 49-13 52-12 55-12 56-11 59-11 126-19 128-15 123-11 60-4 58-3 57-1 55-1 109 2 101 5 93 8 87 11 40 8 39 7 37 9 35 10 33 10 32 11 29 12 29 13 26 14 24 14 23 15 21 17 19 17 18 17 16 19 14 20 23 41 16 45 10 49 3 51v489l2 44 6 41 9 39 13 36 18 33 21 31 25 28 14 13zm-484-322v-221l-399 12-137 5-96 5-74 6-75 7-36 5-37 6-36 6-35 7-34 7-33 8-30 8-28 9-27 10-23 11-22 11-20 11-17 12-14 14-13 13-11 15-8 15-6 16-3 17-2 17 2 18 2 9 3 9 4 8 5 8 6 8 6 8 8 7 8 7 9 7 10 6 11 7 11 6 13 6 14 5 28 11 31 9 32 8 35 6 36 5 38 4 40 2 41 1 56-1 56-2 56-4 57-6 56-8 57-9 58-11 57-13 56-14 54-15 50-17 48-17 44-18 42-20 40-21z">
            <text:p/>
          </draw:path>
          <draw:polygon draw:style-name="gr3" draw:text-style-name="P4" draw:layer="layout" svg:width="1.912cm" svg:height="1.219cm" svg:x="11.307cm" svg:y="9.218cm" svg:viewBox="0 0 1913 1220" draw:points="0,608 5,538 20,472 45,411 80,353 102,325 125,299 152,273 180,249 211,225 245,203 281,181 319,160 401,123 443,106 487,90 533,76 580,62 627,51 677,40 779,22 885,10 997,2 1113,0 1213,2 1312,7 1409,16 1506,28 1600,43 1694,62 1786,85 1876,110 1768,266 1690,243 1611,223 1531,206 1450,192 1368,181 1286,173 1203,168 1119,166 1041,168 1003,171 966,174 930,178 895,184 861,190 828,197 796,205 765,214 734,224 705,235 676,246 648,259 595,287 570,303 547,319 525,335 505,353 470,389 441,428 419,469 403,513 393,559 390,608 393,658 403,705 419,750 442,792 471,831 488,850 507,868 527,885 549,902 573,918 598,933 652,961 680,974 709,986 739,997 769,1006 801,1015 833,1024 866,1031 900,1037 935,1042 971,1046 1007,1050 1045,1052 1122,1054 1203,1052 1285,1047 1368,1038 1452,1025 1537,1009 1623,989 1709,966 1797,939 1913,1092 1819,1122 1723,1148 1626,1170 1528,1188 1429,1202 1328,1212 1226,1218 1122,1220 1001,1218 885,1210 776,1197 723,1188 672,1178 622,1167 573,1155 526,1141 481,1126 437,1110 394,1092 353,1073 313,1053 275,1031 240,1009 207,986 177,962 148,937 123,912 99,885 79,858 44,801 20,740 5,676">
            <text:p/>
          </draw:polygon>
          <draw:path draw:style-name="gr3" draw:text-style-name="P4" draw:layer="layout" svg:width="2.109cm" svg:height="1.219cm" svg:x="13.517cm" svg:y="9.218cm" svg:viewBox="0 0 2110 1220" svg:d="m1056 0 118 3 111 7 54 6 52 8 50 8 49 10 47 11 46 13 44 13 43 15 41 17 40 17 38 20 36 20 35 21 32 22 30 23 28 24 49 51 40 53 31 57 22 61 13 64 5 67-5 67-13 64-23 61-31 57-40 53-49 51-58 46-66 44-36 20-38 19-40 18-41 16-43 15-44 14-46 12-47 11-49 10-50 8-52 7-54 6-111 8-118 2-118-2-113-8-54-6-52-7-51-8-49-10-47-11-46-12-44-14-43-15-41-16-39-18-38-19-36-20-66-44-58-46-49-51-40-53-31-57-23-61-13-64-5-67 4-68 14-64 22-61 31-57 40-54 23-25 26-25 28-24 30-23 32-22 35-22 36-20 38-18 39-18 41-16 43-15 44-14 46-12 47-11 49-10 51-8 52-8 54-6 113-7zm118 1047 38-1 36-1 36-3 34-3 34-5 33-5 32-7 30-7 30-9 29-9 28-11 27-11 26-13 25-13 24-15 22-15 42-33 37-34 31-36 25-38 20-40 14-42 8-43 3-45-3-48-8-46-13-44-19-41-25-38-29-36-36-34-20-16-21-15-22-14-24-14-24-13-26-11-27-11-28-10-28-9-31-8-31-7-32-7-33-5-35-4-35-3-37-3-77-2-77 2-38 2-36 4-35 4-33 5-33 6-31 7-31 8-29 9-28 10-26 10-26 12-24 13-23 13-22 14-21 16-20 16-36 33-29 36-25 39-19 41-13 44-8 46-3 49 3 45 8 44 14 42 20 39 24 38 31 37 36 34 41 33 23 15 23 15 25 13 26 12 27 12 28 10 29 9 30 9 31 7 33 7 33 5 34 5 35 3 37 3 37 1z">
            <text:p/>
          </draw:path>
          <draw:polygon draw:style-name="gr3" draw:text-style-name="P4" draw:layer="layout" svg:width="0.375cm" svg:height="1.658cm" svg:x="16.102cm" svg:y="8.75cm" svg:viewBox="0 0 376 1659" draw:points="376,1659 0,1659 0,0 376,0">
            <text:p/>
          </draw:polygon>
          <draw:g>
            <draw:g>
              <draw:g>
                <draw:circle draw:style-name="gr4" draw:text-style-name="P1" draw:layer="layout" svg:width="0.371cm" svg:height="0.372cm" draw:transform="rotate (1.5707963267946) translate (17.314cm 8.641cm)">
                  <text:p/>
                </draw:circle>
                <draw:custom-shape draw:style-name="gr5" draw:text-style-name="P1" draw:layer="layout" svg:width="1.111cm" svg:height="1.112cm" draw:transform="rotate (-1.57079632679579) translate (18.056cm 7.891cm)">
                  <text:p/>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5" draw:text-style-name="P1" draw:layer="layout" svg:width="0.556cm" svg:height="1.389cm" svg:x="17.222cm" svg:y="9.00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1.111cm" svg:height="1.112cm" draw:transform="rotate (-1.57079632679579) translate (18.056cm 7.9cm)">
                  <text:p/>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frame draw:style-name="gr6" draw:text-style-name="P5" draw:layer="layout" svg:width="11.78cm" svg:height="3.824cm" svg:x="5.61cm" svg:y="11.876cm">
          <draw:text-box>
            <text:p><text:span text:style-name="T2">Funkt's jetz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8-01-31T04:01:48</meta:creation-date>
    <dc:date>2012-03-04T21:04:38</dc:date>
    <meta:editing-cycles>12</meta:editing-cycles>
    <meta:editing-duration>PT00H38M51S</meta:editing-duration>
    <dc:creator>axel </dc:creator>
    <meta:document-statistic meta:object-count="19"/>
    <meta:user-defined meta:name="Info 1"/>
    <meta:user-defined meta:name="Info 2"/>
    <meta:user-defined meta:name="Info 3"/>
    <meta:user-defined meta:name="Info 4"/>
  </office:meta>
</office:document-meta>
</file>